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21cm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5.001cm"/>
    </style:style>
    <style:style style:name="Table1.D" style:family="table-column">
      <style:table-column-properties style:column-width="4.0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521cm" table:align="left" style:writing-mode="lr-tb"/>
    </style:style>
    <style:style style:name="Table2.A" style:family="table-column">
      <style:table-column-properties style:column-width="4.251cm"/>
    </style:style>
    <style:style style:name="Table2.B" style:family="table-column">
      <style:table-column-properties style:column-width="5.001cm"/>
    </style:style>
    <style:style style:name="Table2.D" style:family="table-column">
      <style:table-column-properties style:column-width="4.0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en" fo:country="US"/>
    </style:style>
    <style:style style:name="P11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 style:font-size-complex="11pt" style:font-weight-complex="bold"/>
    </style:style>
    <style:style style:name="P14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6">ЯВОЧНЫЙ ЛИСТ</text:p>
      <text:p text:style-name="P6"/>
      <text:p text:style-name="P8"><text:span text:style-name="T4">к протоколу № </text:span><text:span text:style-name="T6">7</text:span></text:p>
      <text:p text:style-name="P14">17 декабря 2024 г. <text:s/></text:p>
      <text:p text:style-name="P6"/>
      <text:p text:style-name="P5">На заседания диссертационного совета ___ШИФР_СОВЕТА___ <text:s/></text:p>
      <text:p text:style-name="Standard"><text:span text:style-name="T3">по</text:span><text:span text:style-name="T2"> защите</text:span><text:span text:style-name="T4"> диссертации ___ФИО_в_родительном_падеже___</text:span><text:span text:style-name="T2"> </text:span><text:span text:style-name="T5">присутствовали: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4">Фамилия И.О.</text:p>
          </table:table-cell>
          <table:table-cell table:style-name="Table1.A1" office:value-type="string">
            <text:p text:style-name="P12">Ученая степень, шифр специальности в совете</text:p>
          </table:table-cell>
          <table:table-cell table:style-name="Table1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1.D1" office:value-type="string">
            <text:p text:style-name="P3">Получение бюллетеня</text:p>
            <text:p text:style-name="P9">(подпись)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9">Фамилия И.О.</text:p>
          </table:table-cell>
          <table:table-cell table:style-name="Table2.A1" office:value-type="string">
            <text:p text:style-name="P13">Ученая степень, шифр специальности в совете</text:p>
          </table:table-cell>
          <table:table-cell table:style-name="Table2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2.D1" office:value-type="string">
            <text:p text:style-name="P3">Получение бюллетеня</text:p>
            <text:p text:style-name="P9">(подпись)</text:p>
          </table:table-cell>
        </table:table-row>
        <table:table-row table:style-name="Table2.1">
          <table:table-cell table:style-name="Table2.A1" office:value-type="string">
            <text:p text:style-name="Standard">Скубачевский А.Л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Россовский Л.Е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вин А.Ю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Апушкинская Д.Е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езродных С.И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есов О.В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райчев Г.Г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1"/>
            <text:p text:style-name="P10"/>
          </table:table-cell>
        </table:table-row>
        <table:table-row table:style-name="Table2.1">
          <table:table-cell table:style-name="Table2.A1" office:value-type="string">
            <text:p text:style-name="Standard">Буренков В.И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Галахов Е.И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Муравник А.Б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вчин В.М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кбаев В.Ж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Трещев Д.В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Фаминский А.В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Шерстюков В.Б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</table:table>
      <text:p text:style-name="Standard"/>
      <text:p text:style-name="P5">Ученый секретарь</text:p>
      <text:p text:style-name="P5">диссертационного совета ___ШИФР_СОВЕТА___ <text:s text:c="9"/>___Учсекретарь_И_О___<text:tab/><text:tab/><text:tab/><text:tab/><text:tab/><text:tab/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24-12-10T11:31:00</meta:creation-date>
    <dc:date>2025-10-19T01:47:27.130160954</dc:date>
    <meta:print-date>2013-06-20T18:26:00</meta:print-date>
    <meta:editing-cycles>6</meta:editing-cycles>
    <meta:editing-duration>PT15M48S</meta:editing-duration>
    <meta:generator>LibreOffice/6.0.7.3$Linux_X86_64 LibreOffice_project/dc89aa7a9eabfd848af146d5086077aeed2ae4a5</meta:generator>
    <meta:document-statistic meta:table-count="2" meta:image-count="0" meta:object-count="0" meta:page-count="1" meta:paragraph-count="47" meta:word-count="116" meta:character-count="935" meta:non-whitespace-character-count="846"/>
  </office:meta>
</office:document-meta>
</file>